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6.4pt" svg:height="255.4pt" svg:x="101.48pt" svg:y="90.23pt">
            <loext:p draw:notify-on-update-of-ranges="Sheet1.A3:Sheet1.A6 Sheet1.B1:Sheet1.B1 Sheet1.B3:Sheet1.B6 Sheet1.C3:Sheet1.C6 Sheet1.C3:Sheet1.C6 Sheet1.H1:Sheet1.H1 Sheet1.H3:Sheet1.H6 Sheet1.I3:Sheet1.I6 Sheet1.I3:Sheet1.I6 Sheet1.J1:Sheet1.J1 Sheet1.J3:Sheet1.J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select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Linux+SC+RM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.128" calcext:value-type="float">
            <text:p>6.1280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054" calcext:value-type="float">
            <text:p>6.0540</text:p>
          </table:table-cell>
          <table:table-cell office:value-type="float" office:value="0.001" calcext:value-type="float">
            <text:p>0.0010</text:p>
          </table:table-cell>
          <table:table-cell office:value-type="float" office:value="6.0268" calcext:value-type="float">
            <text:p>6.02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.3401" calcext:value-type="float">
            <text:p>9.340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128 sockets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.2955" calcext:value-type="float">
            <text:p>16.29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16.1301" calcext:value-type="float">
            <text:p>16.13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6.2004" calcext:value-type="float">
            <text:p>16.2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21.047" calcext:value-type="float">
            <text:p>21.047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256 sockets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46.2483" calcext:value-type="float">
            <text:p>46.2483</text:p>
          </table:table-cell>
          <table:table-cell office:value-type="float" office:value="0.0049" calcext:value-type="float">
            <text:p>0.0049</text:p>
          </table:table-cell>
          <table:table-cell office:value-type="float" office:value="46.1866" calcext:value-type="float">
            <text:p>46.1866</text:p>
          </table:table-cell>
          <table:table-cell office:value-type="float" office:value="0.0058" calcext:value-type="float">
            <text:p>0.0058</text:p>
          </table:table-cell>
          <table:table-cell office:value-type="float" office:value="45.4416" calcext:value-type="float">
            <text:p>45.4416</text:p>
          </table:table-cell>
          <table:table-cell office:value-type="float" office:value="0.005" calcext:value-type="float">
            <text:p>0.0050</text:p>
          </table:table-cell>
          <table:table-cell office:value-type="float" office:value="56.0669" calcext:value-type="float">
            <text:p>56.066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512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37.2349" calcext:value-type="float">
            <text:p>137.2349</text:p>
          </table:table-cell>
          <table:table-cell office:value-type="float" office:value="0.176" calcext:value-type="float">
            <text:p>0.1760</text:p>
          </table:table-cell>
          <table:table-cell office:value-type="float" office:value="139.5432" calcext:value-type="float">
            <text:p>139.5432</text:p>
          </table:table-cell>
          <table:table-cell office:value-type="float" office:value="0.0305" calcext:value-type="float">
            <text:p>0.0305</text:p>
          </table:table-cell>
          <table:table-cell office:value-type="float" office:value="137.375" calcext:value-type="float">
            <text:p>137.3750</text:p>
          </table:table-cell>
          <table:table-cell office:value-type="float" office:value="0.0304" calcext:value-type="float">
            <text:p>0.0304</text:p>
          </table:table-cell>
          <table:table-cell office:value-type="float" office:value="167.0267" calcext:value-type="float">
            <text:p>167.0267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25:35.804768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7:40:23.420602574</dc:date>
    <meta:editing-duration>PT10H15M51S</meta:editing-duration>
    <meta:editing-cycles>26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13cm" svg:height="9.011cm" xlink:href=".." xlink:type="simple" chart:class="chart:line" chart:style-name="ch1">
        <chart:legend svg:x="0cm" svg:y="0cm" style:legend-expansion="custom" chartooo:width="17.512cm" chartooo:height="1.545cm" style:legend-expansion-aspect-ratio="11.3346278317152" chart:style-name="ch2"/>
        <chart:plot-area chart:style-name="ch3" table:cell-range-address="Sheet1.A3:Sheet1.B6 Sheet1.B1:Sheet1.B1 Sheet1.H1:Sheet1.H1 Sheet1.H3:Sheet1.H6 Sheet1.J1:Sheet1.J1 Sheet1.J3:Sheet1.J6" chart:data-source-has-labels="both" svg:x="2.493cm" svg:y="1.74cm" svg:width="14.78cm" svg:height="5.964cm">
          <chartooo:coordinate-region svg:x="4.141cm" svg:y="2.017cm" svg:width="11.966cm" svg:height="4.886cm"/>
          <chart:axis chart:dimension="x" chart:name="primary-x" chart:style-name="ch4" chartooo:axis-type="auto">
            <chartooo:date-scale/>
            <chart:title svg:x="6.278cm" svg:y="7.929cm" chart:style-name="ch5">
              <text:p>Number of incoming sockets</text:p>
            </chart:title>
            <chart:categories table:cell-range-address="Sheet1.A3:Sheet1.A6"/>
          </chart:axis>
          <chart:axis chart:dimension="y" chart:name="primary-y" chart:style-name="ch6">
            <chart:title svg:x="0.543cm" svg:y="8.158cm" chart:style-name="ch7">
              <text:p>PAL call / pthread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H3:Sheet1.H6" chart:label-cell-address="Sheet1.H1:Sheet1.H1" chart:class="chart:line">
            <chart:error-indicator chart:style-name="ch13" chart:dimension="y"/>
            <chart:data-point chart:repeated="4"/>
          </chart:series>
          <chart:series chart:style-name="ch14" chart:values-cell-range-address="Sheet1.J3:Sheet1.J6" chart:label-cell-address="Sheet1.J1:Sheet1.J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ObjectsWaitAny(SGX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sockets</text:p>
                <draw:g>
                  <svg:desc>Sheet1.A3:Sheet1.A6</svg:desc>
                </draw:g>
              </table:table-cell>
              <table:table-cell office:value-type="float" office:value="0.2738">
                <text:p>0.2738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6.0268">
                <text:p>6.0268</text:p>
                <draw:g>
                  <svg:desc>Sheet1.H3:Sheet1.H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9.3401">
                <text:p>9.3401</text:p>
                <draw:g>
                  <svg:desc>Sheet1.J3:Sheet1.J6</svg:desc>
                </draw:g>
              </table:table-cell>
            </table:table-row>
            <table:table-row>
              <table:table-cell office:value-type="string">
                <text:p>128 sockets</text:p>
              </table:table-cell>
              <table:table-cell office:value-type="float" office:value="0.2745">
                <text:p>0.274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6.2004">
                <text:p>16.2004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21.047">
                <text:p>21.047</text:p>
              </table:table-cell>
            </table:table-row>
            <table:table-row>
              <table:table-cell office:value-type="string">
                <text:p>256 sockets</text:p>
              </table:table-cell>
              <table:table-cell office:value-type="float" office:value="0.2739">
                <text:p>0.273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45.4416">
                <text:p>45.441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56.0669">
                <text:p>56.0669</text:p>
              </table:table-cell>
            </table:table-row>
            <table:table-row>
              <table:table-cell office:value-type="string">
                <text:p>512 sockets</text:p>
              </table:table-cell>
              <table:table-cell office:value-type="float" office:value="0.2738">
                <text:p>0.2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37.375">
                <text:p>137.375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167.0267">
                <text:p>167.0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